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 fo:text-align="center" style:justify-single-word="false"/>
    </style:style>
    <style:style style:name="P3" style:family="paragraph" style:parent-style-name="Standard">
      <style:paragraph-properties fo:margin-top="0in" fo:margin-bottom="0in" style:line-height-at-least="0.0693in">
        <style:tab-stops>
          <style:tab-stop style:position="0.5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>
      <style:paragraph-properties fo:margin-top="0in" fo:margin-bottom="0in" style:line-height-at-least="0.0693in">
        <style:tab-stops>
          <style:tab-stop style:position="0.5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style:paragraph-properties fo:margin-top="0in" fo:margin-bottom="0in" fo:text-align="start" style:justify-single-word="false"/>
    </style:style>
    <style:style style:name="P6" style:family="paragraph" style:parent-style-name="Standard" style:master-page-name="Standard">
      <style:paragraph-properties fo:margin-top="0in" fo:margin-bottom="0in" style:page-number="auto"/>
    </style:style>
    <style:style style:name="P7" style:family="paragraph" style:parent-style-name="Standard" style:list-style-name="L2">
      <style:paragraph-properties fo:margin-left="0.5in" fo:margin-right="0in" fo:margin-top="0in" fo:margin-bottom="0in" style:line-height-at-least="0.0693in" fo:text-indent="-0.5063in" style:auto-text-indent="false">
        <style:tab-stops>
          <style:tab-stop style:position="0.248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Standard" style:list-style-name="L3">
      <style:paragraph-properties fo:margin-left="0.5in" fo:margin-right="0in" fo:margin-top="0in" fo:margin-bottom="0in" style:line-height-at-least="0.0693in" fo:text-indent="-0.5063in" style:auto-text-indent="false">
        <style:tab-stops>
          <style:tab-stop style:position="0.2283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Standard" style:list-style-name="L4">
      <style:paragraph-properties fo:margin-left="0.5in" fo:margin-right="0in" fo:margin-top="0in" fo:margin-bottom="0in" style:line-height-at-least="0.0693in" fo:text-indent="-0.5063in" style:auto-text-indent="false">
        <style:tab-stops>
          <style:tab-stop style:position="0.2382in"/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fo:color="#000000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5" style:family="text">
      <style:text-properties fo:color="#000000" style:text-underline-style="none" fo:font-weight="normal" style:font-name-asian="Times New Roman1" style:font-weight-asian="normal" style:font-name-complex="Times New Roman1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leb Tebbe</text:p>
      <text:p text:style-name="P1">Zachary Kaplan</text:p>
      <text:p text:style-name="P1">CS 314, Prof. Sudipto Ghosh</text:p>
      <text:p text:style-name="P1">Project 1</text:p>
      <text:p text:style-name="P1"/>
      <text:p text:style-name="P2"><text:span text:style-name="T1">CS 314 – Project 1: </text:span></text:p>
      <text:p text:style-name="P5"><text:span text:style-name="T1">Phase 1 Additional Test Cases</text:span></text:p>
      <text:p text:style-name="P2"/>
      <text:p text:style-name="P3"><text:span text:style-name="T3">Testcase A1001</text:span></text:p>
      <text:p text:style-name="P3"><text:span text:style-name="T2">System: Simple Chat <text:s text:c="14"/></text:span></text:p>
      <text:p text:style-name="P3"><text:span text:style-name="T2">Phase: 1</text:span></text:p>
      <text:p text:style-name="P3"><text:span text:style-name="T2">Description: Messaging before and after adding a client</text:span></text:p>
      <text:p text:style-name="P3"/>
      <text:p text:style-name="P3"><text:span text:style-name="T4">Rationale:</text:span><text:span text:style-name="T2"> Test to see if messaging functionality is maintained if a client is added after message exchanges have occurred</text:span></text:p>
      <text:p text:style-name="P3"/>
      <text:p text:style-name="P3"><text:span text:style-name="T4">Instructions:</text:span></text:p>
      <text:p text:style-name="P3"><text:span text:style-name="T2">1. Start a server.</text:span></text:p>
      <text:p text:style-name="P3"><text:span text:style-name="T2">2. Begin a client.</text:span></text:p>
      <text:p text:style-name="P3"><text:span text:style-name="T2">3. Exchange data.</text:span></text:p>
      <text:p text:style-name="P3"><text:span text:style-name="T2">4. Add an additional client.</text:span></text:p>
      <text:p text:style-name="P3"><text:span text:style-name="T2">6. Exchange data.</text:span></text:p>
      <text:p text:style-name="P3"><text:span text:style-name="T2">7. Kill any client.</text:span></text:p>
      <text:p text:style-name="P3"><text:span text:style-name="T2">8. Kill the server.</text:span></text:p>
      <text:p text:style-name="P3"/>
      <text:p text:style-name="P3"><text:span text:style-name="T4">Expected results:</text:span></text:p>
      <text:p text:style-name="P3"><text:span text:style-name="T2">1. Message echoes should occur as expected.</text:span></text:p>
      <text:p text:style-name="P3"><text:span text:style-name="T2">2. A new client should be able to join after message exchange has </text:span>occurred<text:span text:style-name="T2">.</text:span></text:p>
      <text:p text:style-name="P3"><text:span text:style-name="T2">3. Message exchange should resume normally after the addition of a client. </text:span></text:p>
      <text:p text:style-name="P3"><text:span text:style-name="T2">4. Client and server should respond to kills as normal.</text:span></text:p>
      <text:p text:style-name="P3"/>
      <text:p text:style-name="P3"><text:span text:style-name="T4">Cleanup:</text:span></text:p>
      <text:p text:style-name="P3"><text:span text:style-name="T2">1. Hit CTRL+C to kill any remaining clients/servers.</text:span></text:p>
      <text:p text:style-name="P3"/>
      <text:p text:style-name="P3"/>
      <text:p text:style-name="P3"/>
      <text:p text:style-name="P3"><text:span text:style-name="T3">Testcase A1</text:span><text:bookmark text:name="_GoBack"/><text:span text:style-name="T3">002</text:span></text:p>
      <text:p text:style-name="P3"><text:span text:style-name="T2">System: Simple Chat <text:s text:c="14"/></text:span></text:p>
      <text:p text:style-name="P3"><text:span text:style-name="T2">Phase: 1</text:span></text:p>
      <text:p text:style-name="P3"><text:span text:style-name="T2">Description: Messaging before and after disconnecting a client</text:span></text:p>
      <text:p text:style-name="P3"/>
      <text:p text:style-name="P3"><text:span text:style-name="T4">Rationale:</text:span><text:span text:style-name="T2"> Test to see if messaging functionality is maintained if a client is disconnected after message exchanges have occurred.</text:span></text:p>
      <text:p text:style-name="P3"/>
      <text:p text:style-name="P3"><text:span text:style-name="T4">Instructions:</text:span></text:p>
      <text:p text:style-name="P3"><text:span text:style-name="T2">1. Start a server.</text:span></text:p>
      <text:p text:style-name="P3"><text:span text:style-name="T2">2. Begin multiple clients.</text:span></text:p>
      <text:p text:style-name="P3"><text:span text:style-name="T2">3. Exchange data.</text:span></text:p>
      <text:p text:style-name="P3"><text:soft-page-break/><text:span text:style-name="T2">4. Kill a client.</text:span></text:p>
      <text:p text:style-name="P3"><text:span text:style-name="T2">6. Exchange data.</text:span></text:p>
      <text:p text:style-name="P3"><text:span text:style-name="T2">7. Kill remaining clients.</text:span></text:p>
      <text:p text:style-name="P3"><text:span text:style-name="T2">8. Kill the server.</text:span></text:p>
      <text:p text:style-name="P3"/>
      <text:p text:style-name="P3"><text:span text:style-name="T4">Expected results:</text:span></text:p>
      <text:p text:style-name="P3"><text:span text:style-name="T2">1. Message echoes should occur as expected.</text:span></text:p>
      <text:p text:style-name="P3"><text:span text:style-name="T2">2. A new client should be able to disconnect after message exchange has occurred.</text:span></text:p>
      <text:p text:style-name="P3"><text:span text:style-name="T2">3. Message exchange should resume normally after the loss of a client. </text:span></text:p>
      <text:p text:style-name="P3"><text:span text:style-name="T2">4. Client and server should respond to kills as normal.</text:span></text:p>
      <text:p text:style-name="P3"/>
      <text:p text:style-name="P3"><text:span text:style-name="T4">Cleanup:</text:span></text:p>
      <text:p text:style-name="P3"><text:bookmark-start text:name="__DdeLink__101_1332297459"/><text:span text:style-name="T5">1. </text:span><text:bookmark-end text:name="__DdeLink__101_1332297459"/><text:span text:style-name="T2">Hit CTRL+C to kill any remaining clients/servers.</text:span></text:p>
      <text:p text:style-name="P3"/>
      <text:p text:style-name="P3"><text:span text:style-name="T3">Testcase A1</text:span><text:bookmark text:name="_GoBack1"/><text:span text:style-name="T3">003</text:span></text:p>
      <text:p text:style-name="P3"><text:span text:style-name="T2">System: Simple Chat <text:s text:c="14"/></text:span></text:p>
      <text:p text:style-name="P3"><text:span text:style-name="T2">Phase: 1</text:span></text:p>
      <text:p text:style-name="P3"><text:span text:style-name="T2">Description: Opening two servers on the same port</text:span></text:p>
      <text:p text:style-name="P3"/>
      <text:p text:style-name="P3"><text:span text:style-name="T4">Rationale:</text:span><text:span text:style-name="T2"> Test to see if opening to server processes results in the proper error.</text:span></text:p>
      <text:p text:style-name="P3"/>
      <text:p text:style-name="P3"><text:span text:style-name="T4">Instructions:</text:span></text:p>
      <text:p text:style-name="P3"><text:span text:style-name="T2">1. Start a server.</text:span></text:p>
      <text:p text:style-name="P3"><text:span text:style-name="T2">2. Start a second server.</text:span></text:p>
      <text:p text:style-name="P3"><text:span text:style-name="T2">3. Kill remaining servers.</text:span></text:p>
      <text:p text:style-name="P3"/>
      <text:p text:style-name="P3"><text:span text:style-name="T4">Expected results:</text:span></text:p>
      <text:p text:style-name="P3"><text:span text:style-name="T2">1. An error should be thrown upon starting the second server due to the port being in use already</text:span></text:p>
      <text:p text:style-name="P3"><text:span text:style-name="T2">2. Remaining server should respond to kills as normal</text:span></text:p>
      <text:p text:style-name="P3"/>
      <text:p text:style-name="P3"><text:span text:style-name="T4">Cleanup:</text:span></text:p>
      <text:list xml:id="list763784645" text:style-name="L2">
        <text:list-item>
          <text:p text:style-name="P7"><text:span text:style-name="T5">Hit CTRL+C to kill any remaining clients/servers.</text:span></text:p>
        </text:list-item>
      </text:list>
      <text:p text:style-name="P3"><text:span text:style-name="T5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WenQuanYi Zen Hei Sharp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Devanagari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line-height-at-least="0.0693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22:39:00</meta:creation-date>
    <meta:initial-creator>techdesk</meta:initial-creator>
    <dc:creator>caleb </dc:creator>
    <dc:date>2013-03-11T17:36:03</dc:date>
    <meta:editing-cycles>2</meta:editing-cycles>
    <meta:editing-duration>PT55S</meta:editing-duration>
    <meta:generator>LibreOffice/3.5$Linux_X86_64 LibreOffice_project/350m1$Build-2</meta:generator>
    <meta:document-statistic meta:table-count="0" meta:image-count="0" meta:object-count="0" meta:page-count="2" meta:paragraph-count="60" meta:word-count="334" meta:character-count="2040" meta:non-whitespace-character-count="1719"/>
    <meta:template xlink:type="simple" xlink:actuate="onRequest" xlink:title="Normal" xlink:href=""/>
  </office:meta>
</office:document-meta>
</file>